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weight="bold" officeooo:rsid="0011b39e" officeooo:paragraph-rsid="0011b39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 Light" fo:font-weight="bold" officeooo:rsid="0011b39e" officeooo:paragraph-rsid="0011b39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 Light" fo:font-weight="bold" officeooo:rsid="0018ec50" officeooo:paragraph-rsid="0018ec5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 Light" fo:font-weight="bold" officeooo:rsid="0018ec50" officeooo:paragraph-rsid="001aaa02" style:font-weight-asian="bold" style:font-weight-complex="bold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bold" officeooo:rsid="0018ec50" officeooo:paragraph-rsid="001aaa0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 Light" fo:font-weight="bold" officeooo:rsid="001aaa02" officeooo:paragraph-rsid="001aaa0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3pt" fo:font-weight="bold" officeooo:rsid="0011b39e" officeooo:paragraph-rsid="0011b39e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 Light" fo:font-weight="normal" officeooo:rsid="0011b39e" officeooo:paragraph-rsid="0011b39e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 Light" fo:font-weight="normal" officeooo:rsid="0018ec50" officeooo:paragraph-rsid="0018ec5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 Light" fo:font-size="6pt" fo:font-weight="bold" officeooo:rsid="0018ec50" officeooo:paragraph-rsid="0018ec50" style:font-size-asian="5.25pt" style:font-weight-asian="bold" style:font-size-complex="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 Light" fo:font-size="6pt" fo:font-weight="bold" officeooo:rsid="0018ec50" officeooo:paragraph-rsid="001aaa02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 Light" fo:font-weight="bold" officeooo:rsid="0011b39e" officeooo:paragraph-rsid="0011b39e" style:font-weight-asian="bold" style:font-weight-complex="bold"/>
    </style:style>
    <style:style style:name="P13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Calibri Light" fo:font-weight="bold" officeooo:rsid="0018ec50" officeooo:paragraph-rsid="001aaa02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 Light" fo:font-weight="bold" officeooo:rsid="0018ec50" officeooo:paragraph-rsid="0018ec5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 Light" fo:font-weight="bold" officeooo:rsid="0018ec50" officeooo:paragraph-rsid="001e21b3" style:font-weight-asian="bold" style:font-weight-complex="bold"/>
    </style:style>
    <style:style style:name="P16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style:font-name="Calibri Light" fo:font-weight="bold" officeooo:rsid="001c680e" officeooo:paragraph-rsid="001c680e" style:font-weight-asian="bold" style:font-weight-complex="bold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" fo:font-weight="normal" officeooo:rsid="0018ec50" officeooo:paragraph-rsid="001aaa0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 Light" fo:font-weight="normal" officeooo:rsid="001c680e" officeooo:paragraph-rsid="001c680e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Calibri Light" fo:font-weight="normal" officeooo:rsid="001c680e" officeooo:paragraph-rsid="001c680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 Light" fo:font-weight="normal" officeooo:rsid="001c680e" officeooo:paragraph-rsid="001aaa0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 Light" fo:font-size="6pt" fo:font-weight="bold" officeooo:rsid="001aaa02" officeooo:paragraph-rsid="001aaa02" style:font-size-asian="5.25pt" style:font-weight-asian="bold" style:font-size-complex="6pt" style:font-weight-complex="bold"/>
    </style:style>
    <style:style style:name="P22" style:family="paragraph" style:parent-style-name="Standard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ec50" style:font-weight-asian="normal" style:font-weight-complex="normal"/>
    </style:style>
    <style:style style:name="T3" style:family="text">
      <style:text-properties fo:font-weight="normal" officeooo:rsid="001aaa02" style:font-weight-asian="normal" style:font-weight-complex="normal"/>
    </style:style>
    <style:style style:name="T4" style:family="text">
      <style:text-properties fo:font-weight="normal" officeooo:rsid="001c680e" style:font-weight-asian="normal" style:font-weight-complex="normal"/>
    </style:style>
    <style:style style:name="T5" style:family="text">
      <style:text-properties officeooo:rsid="0018ec50"/>
    </style:style>
    <style:style style:name="T6" style:family="text">
      <style:text-properties style:font-name="Calibri Light" fo:font-weight="normal" officeooo:rsid="001c680e" style:font-weight-asian="normal" style:font-weight-complex="normal"/>
    </style:style>
    <style:style style:name="T7" style:family="text">
      <style:text-properties style:font-name="Calibri Light" fo:font-weight="normal" officeooo:rsid="001aaa02" style:font-weight-asian="normal" style:font-weight-complex="normal"/>
    </style:style>
    <style:style style:name="T8" style:family="text">
      <style:text-properties officeooo:rsid="001c680e"/>
    </style:style>
    <style:style style:name="T9" style:family="text">
      <style:text-properties officeooo:rsid="001e21b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s M<text:span text:style-name="T5">ySQL Workbench</text:span></text:p>
      <text:p text:style-name="P1"/>
      <text:p text:style-name="P9">Realiza las siguientes operaciones <text:span text:style-name="T8">e</text:span>n el editor de MySQL Workbench.</text:p>
      <text:p text:style-name="P8"/>
      <text:p text:style-name="P2">Ejercicio <text:span text:style-name="T5">1.- </text:span><text:span text:style-name="T2">Crea una base de datos de nombre CESUR.</text:span></text:p>
      <text:p text:style-name="P2"/>
      <text:p text:style-name="P3">Ejercicio 2.-<text:span text:style-name="T1"> Crea una tabla de nombre ALUMNO dentro la base de datos CESUR. </text:span></text:p>
      <text:p text:style-name="P10"/>
      <text:p text:style-name="P5"><text:span text:style-name="T1">La tabla deberá contener con </text:span><text:span text:style-name="T3">siguientes </text:span><text:span text:style-name="T1">campos: </text:span></text:p>
      <text:list xml:id="list3241314801" text:style-name="L1">
        <text:list-item>
          <text:p text:style-name="P13"><text:span text:style-name="T1">DNI: </text:span><text:span text:style-name="T3">contenido de tipo caracteres (máximo 9 caracteres)</text:span></text:p>
        </text:list-item>
        <text:list-item>
          <text:p text:style-name="P13"><text:span text:style-name="T1">Nombre: </text:span><text:span text:style-name="T3">contenido de tipo caracteres (máximo 15 caracteres)</text:span></text:p>
        </text:list-item>
        <text:list-item>
          <text:p text:style-name="P13"><text:span text:style-name="T1">Apellido: </text:span><text:span text:style-name="T3">contenido de tipo caracteres (máximo 20 caracteres)</text:span></text:p>
        </text:list-item>
        <text:list-item>
          <text:p text:style-name="P13"><text:span text:style-name="T1">Edad: </text:span><text:span text:style-name="T3">contenido de tipo numérico</text:span></text:p>
          <text:p text:style-name="P13"/>
        </text:list-item>
      </text:list>
      <text:p text:style-name="P17">*DNI será el identificador de la tabla ALUMNO</text:p>
      <text:p text:style-name="P3"/>
      <text:p text:style-name="P4">Ejercicio <text:span text:style-name="T8">3</text:span>.-<text:span text:style-name="T1"> Crea una tabla de nombre </text:span><text:span text:style-name="T4">GRADO</text:span><text:span text:style-name="T1"> dentro la base de datos CESUR. </text:span></text:p>
      <text:p text:style-name="P11"/>
      <text:p text:style-name="P5"><text:span text:style-name="T1">La tabla deberá contener con </text:span><text:span text:style-name="T3">siguientes </text:span><text:span text:style-name="T1">campos: </text:span></text:p>
      <text:list xml:id="list135055027877860" text:continue-numbering="true" text:style-name="L1">
        <text:list-item>
          <text:p text:style-name="P13"><text:span text:style-name="T3">ID</text:span><text:span text:style-name="T1">: </text:span><text:span text:style-name="T3">contenido de tipo numérico</text:span></text:p>
        </text:list-item>
        <text:list-item>
          <text:p text:style-name="P13"><text:span text:style-name="T1">Nombre: </text:span><text:span text:style-name="T3">contenido de tipo caracteres (máximo 15 caracteres)</text:span></text:p>
        </text:list-item>
        <text:list-item>
          <text:p text:style-name="P16"><text:span text:style-name="T3">H</text:span><text:span text:style-name="T1">oras: </text:span><text:span text:style-name="T3">contenido de tipo numérico</text:span></text:p>
          <text:p text:style-name="P13"/>
        </text:list-item>
      </text:list>
      <text:p text:style-name="P5"><text:span text:style-name="T1">*</text:span><text:span text:style-name="T4">ID</text:span><text:span text:style-name="T1"> será el identificador de la tabla </text:span><text:span text:style-name="T4">GRADO</text:span></text:p>
      <text:p text:style-name="P3"/>
      <text:p text:style-name="P6">Ejercicio <text:span text:style-name="T9">4</text:span>.- <text:span text:style-name="T1">Añade una nueva columna de datos a la tabla ALUMNO de nombre </text:span><text:span text:style-name="T4">Grado.</text:span></text:p>
      <text:p text:style-name="P21"/>
      <text:p text:style-name="P18"><text:tab/>El campo Grado debe tener las siguiente características:</text:p>
      <text:list text:style-name="L2">
        <text:list-item>
          <text:p text:style-name="P22"><text:span text:style-name="T6">Grado tendrá c</text:span><text:span text:style-name="T7">ontenido de tipo numérico</text:span></text:p>
        </text:list-item>
        <text:list-item>
          <text:p text:style-name="P19">Grado será clave foránea de la tabla ALUMNO, exportada de la tabla GRADO</text:p>
        </text:list-item>
      </text:list>
      <text:p text:style-name="P18"><text:tab/><text:tab/></text:p>
      <text:p text:style-name="P15">Ejercicio <text:span text:style-name="T9">5</text:span>.- <text:span text:style-name="T1">Añade 5 filas de datos a la tabla ALUMNO </text:span><text:span text:style-name="T4">y otras </text:span><text:span text:style-name="T1">5 filas de datos a la tabla </text:span><text:span text:style-name="T4">GRADO</text:span><text:span text:style-name="T1">.</text:span></text:p>
      <text:p text:style-name="P20"><text:tab/></text:p>
      <text:p text:style-name="P3"/>
      <text:p text:style-name="P3"/>
      <text:p text:style-name="P3"/>
      <text:p text:style-name="P3"/>
      <text:p text:style-name="P2"/>
      <text:p text:style-name="P2"/>
      <text:p text:style-name="P8"/>
      <text:p text:style-name="P2"/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4T13:33:31.929000000</meta:creation-date>
    <dc:date>2024-01-08T13:50:53.597000000</dc:date>
    <meta:editing-duration>PT27M4S</meta:editing-duration>
    <meta:editing-cycles>5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25" meta:word-count="202" meta:character-count="1172" meta:non-whitespace-character-count="994"/>
  </office:meta>
</office:document-meta>
</file>